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Footnote">
      <style:text-properties officeooo:paragraph-rsid="0f01ec83"/>
    </style:style>
    <style:style style:name="P64" style:family="paragraph" style:parent-style-name="Standard">
      <style:text-properties officeooo:paragraph-rsid="0f1c472f"/>
    </style:style>
    <style:style style:name="P65" style:family="paragraph" style:parent-style-name="Standard">
      <style:text-properties officeooo:paragraph-rsid="0f41fd77"/>
    </style:style>
    <style:style style:name="P66" style:family="paragraph" style:parent-style-name="Standard">
      <style:text-properties officeooo:paragraph-rsid="0f430ec2"/>
    </style:style>
    <style:style style:name="P67" style:family="paragraph" style:parent-style-name="Standard">
      <style:text-properties officeooo:paragraph-rsid="0f4d8759"/>
    </style:style>
    <style:style style:name="P68" style:family="paragraph" style:parent-style-name="Standard">
      <style:paragraph-properties fo:text-align="center" style:justify-single-word="false"/>
      <style:text-properties officeooo:paragraph-rsid="0cc50ec9"/>
    </style:style>
    <style:style style:name="P69" style:family="paragraph" style:parent-style-name="Standard">
      <style:paragraph-properties fo:text-align="center" style:justify-single-word="false"/>
      <style:text-properties officeooo:paragraph-rsid="0f5f1cf7"/>
    </style:style>
    <style:style style:name="P70" style:family="paragraph" style:parent-style-name="Standard">
      <style:paragraph-properties fo:text-align="center" style:justify-single-word="false"/>
      <style:text-properties officeooo:paragraph-rsid="0eb4913f"/>
    </style:style>
    <style:style style:name="P71" style:family="paragraph" style:parent-style-name="Standard">
      <style:paragraph-properties fo:text-align="center" style:justify-single-word="false"/>
      <style:text-properties officeooo:paragraph-rsid="0daef67d"/>
    </style:style>
    <style:style style:name="P72" style:family="paragraph" style:parent-style-name="Standard">
      <style:paragraph-properties fo:text-align="center" style:justify-single-word="false"/>
      <style:text-properties officeooo:paragraph-rsid="0db0d4d1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d804757"/>
    </style:style>
    <style:style style:name="P76" style:family="paragraph" style:parent-style-name="Standard">
      <style:paragraph-properties fo:text-align="center" style:justify-single-word="false"/>
      <style:text-properties officeooo:paragraph-rsid="0dce9327"/>
    </style:style>
    <style:style style:name="P77" style:family="paragraph" style:parent-style-name="Standard">
      <style:text-properties officeooo:paragraph-rsid="0cb27039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Standard">
      <style:text-properties officeooo:paragraph-rsid="0f449ce3"/>
    </style:style>
    <style:style style:name="P80" style:family="paragraph" style:parent-style-name="Standard">
      <style:text-properties officeooo:paragraph-rsid="0d2e61eb"/>
    </style:style>
    <style:style style:name="P81" style:family="paragraph" style:parent-style-name="Standard">
      <style:text-properties officeooo:paragraph-rsid="0f4eeba0"/>
    </style:style>
    <style:style style:name="P82" style:family="paragraph" style:parent-style-name="Footnote">
      <style:text-properties officeooo:paragraph-rsid="0f851529"/>
    </style:style>
    <style:style style:name="P83" style:family="paragraph" style:parent-style-name="Footnote">
      <style:text-properties officeooo:paragraph-rsid="0f92b562"/>
    </style:style>
    <style:style style:name="P84" style:family="paragraph" style:parent-style-name="Standard">
      <style:text-properties officeooo:paragraph-rsid="0f467e32"/>
    </style:style>
    <style:style style:name="P85" style:family="paragraph" style:parent-style-name="Standard">
      <style:text-properties officeooo:paragraph-rsid="0f9ce6c3"/>
    </style:style>
    <style:style style:name="P86" style:family="paragraph" style:parent-style-name="Standard">
      <style:text-properties officeooo:paragraph-rsid="0f9ee08e"/>
    </style:style>
    <style:style style:name="P87" style:family="paragraph" style:parent-style-name="Footnote">
      <style:text-properties officeooo:paragraph-rsid="102291f9"/>
    </style:style>
    <style:style style:name="P88" style:family="paragraph" style:parent-style-name="Footnote">
      <style:text-properties officeooo:paragraph-rsid="0fb53187"/>
    </style:style>
    <style:style style:name="P89" style:family="paragraph" style:parent-style-name="Standard">
      <style:text-properties officeooo:paragraph-rsid="0fbe4db4"/>
    </style:style>
    <style:style style:name="P90" style:family="paragraph" style:parent-style-name="Footnote">
      <style:text-properties officeooo:paragraph-rsid="0fc65d6d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style:font-name="Ubuntu1" fo:font-size="10pt" officeooo:rsid="0fbe3fef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be3fef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18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1" style:family="text">
      <style:text-properties fo:color="#000000" loext:opacity="100%" style:font-name="Liberation Sans" fo:font-size="12pt" style:font-size-asian="12pt" style:font-size-complex="12pt"/>
    </style:style>
    <style:style style:name="T22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6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6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63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officeooo:rsid="047da547"/>
    </style:style>
    <style:style style:name="T27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style:font-size-asian="12pt" style:font-size-complex="12pt"/>
    </style:style>
    <style:style style:name="T300" style:family="text">
      <style:text-properties style:use-window-font-color="true" loext:opacity="0%" style:font-name="Liberation Sans" officeooo:rsid="0efd8e5c"/>
    </style:style>
    <style:style style:name="T301" style:family="text">
      <style:text-properties officeooo:rsid="04473353"/>
    </style:style>
    <style:style style:name="T3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4" style:family="text">
      <style:text-properties officeooo:rsid="0aace3cd"/>
    </style:style>
    <style:style style:name="T305" style:family="text">
      <style:text-properties fo:font-size="8pt" style:font-size-asian="8pt" style:font-size-complex="8pt" loext:padding="0.049cm" loext:border="0.31pt solid #000000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0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1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1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3" style:family="text">
      <style:text-properties officeooo:rsid="0f0ca65a"/>
    </style:style>
    <style:style style:name="T314" style:family="text">
      <style:text-properties officeooo:rsid="0f8f58bd"/>
    </style:style>
    <style:style style:name="T315" style:family="text">
      <style:text-properties officeooo:rsid="0f95a7a0"/>
    </style:style>
    <style:style style:name="T316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17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1"><text:span text:style-name="Strong_20_Emphasis"><text:span text:style-name="T189">C</text:span></text:span><text:span text:style-name="Strong_20_Emphasis"><text:span text:style-name="T188">hecklist voor </text:span></text:span><text:span text:style-name="Strong_20_Emphasis"><text:span text:style-name="T190">de installatie</text:span></text:span><text:span text:style-name="Strong_20_Emphasis"><text:span text:style-name="T188"> van </text:span></text:span><text:span text:style-name="Strong_20_Emphasis"><text:span text:style-name="T188"><text:user-field-get text:name="Distro">Ubuntu</text:user-field-get></text:span></text:span><text:span text:style-name="Strong_20_Emphasis"><text:span text:style-name="T188"><text:s/></text:span></text:span><text:span text:style-name="Strong_20_Emphasis"><text:span text:style-name="T195"><text:user-field-get text:name="Version">22.04 LTS</text:user-field-get></text:span></text:span><text:span text:style-name="Strong_20_Emphasis"><text:span text:style-name="T192"><text:note text:id="ftn1" text:note-class="footnote"><text:note-citation>1</text:note-citation><text:note-body><text:p text:style-name="P82"><text:span text:style-name="T228">LTS</text:span><text:span text:style-name="T236"> </text:span><text:span text:style-name="T237">staat voor</text:span><text:span text:style-name="T235"> </text:span><text:span text:style-name="T228">Long-Term Support, langetermijnondersteuning, </text:span><text:span text:style-name="T238">en </text:span><text:span text:style-name="T239">d</text:span><text:span text:style-name="T238">eze </text:span><text:span text:style-name="Strong_20_Emphasis"><text:span text:style-name="T245"><text:user-field-get text:name="Distro">Ubuntu</text:user-field-get></text:span></text:span><text:span text:style-name="T238"><text:s/></text:span><text:span text:style-name="T246"><text:user-field-get text:name="Version">22.04 LTS</text:user-field-get></text:span><text:span text:style-name="T246"><text:s/></text:span><text:span text:style-name="Strong_20_Emphasis"><text:span text:style-name="T247"><text:user-field-get text:name="Edition">Desktop</text:user-field-get></text:span></text:span><text:span text:style-name="Strong_20_Emphasis"><text:span text:style-name="T247"><text:s/></text:span></text:span><text:span text:style-name="T240">(codenaam </text:span><text:span text:style-name="T244">j</text:span><text:span text:style-name="T306">ammy</text:span><text:span text:style-name="T240">) </text:span><text:span text:style-name="T237">van</text:span><text:span text:style-name="T234"> </text:span><text:span text:style-name="T232">april</text:span><text:span text:style-name="T230"> </text:span><text:span text:style-name="Strong_20_Emphasis"><text:span text:style-name="T130"><text:user-field-get style:data-style-name="N0" text:name="Releaseyear">2022</text:user-field-get></text:span></text:span><text:span text:style-name="T232"><text:s/></text:span><text:span text:style-name="T228">wordt </text:span><text:span text:style-name="T229">vijf</text:span><text:span text:style-name="T228"> jaar onder</text:span><text:span text:style-name="T243">steund</text:span><text:span text:style-name="T233"> </text:span><text:span text:style-name="T228">tot </text:span><text:span text:style-name="T232">april</text:span><text:span text:style-name="T227"> </text:span><text:span text:style-name="T228">202</text:span><text:span text:style-name="T232">7</text:span><text:span text:style-name="T231">.</text:span></text:p></text:note-body></text:note></text:span></text:span><text:span text:style-name="Strong_20_Emphasis"><text:span text:style-name="T193"><text:s/></text:span></text:span><text:span text:style-name="Strong_20_Emphasis"><text:span text:style-name="T194"><text:user-field-get text:name="Edition">Desktop</text:user-field-get></text:span></text:span><text:span text:style-name="Strong_20_Emphasis"><text:span text:style-name="T191">.</text:span></text:span></text:p>
      <text:p text:style-name="P15"/>
      <text:p text:style-name="P12"><text:span text:style-name="T18">Vul </text:span><text:span text:style-name="T17">achter</text:span><text:span text:style-name="T14"> de </text:span><text:span text:style-name="Definition"><text:span text:style-name="T313">ONDERSTREEPTE</text:span></text:span><text:span text:style-name="T1"> </text:span><text:span text:style-name="T15">woorden</text:span><text:span text:style-name="T14"> het</text:span><text:span text:style-name="Strong_20_Emphasis"><text:span text:style-name="T253"> </text:span></text:span><text:span text:style-name="Strong_20_Emphasis"><text:span text:style-name="T254">tekstvak</text:span></text:span><text:span text:style-name="T15"> </text:span><text:span text:style-name="T18">in,</text:span><text:span text:style-name="T15"> </text:span><text:span text:style-name="T270">zie </text:span><text:span text:style-name="T300">[</text:span><text:span text:style-name="T270">toelichting</text:span><text:span text:style-name="T300">]</text:span><text:span text:style-name="T15">:</text:span></text:p>
      <text:p text:style-name="P1"><text:span text:style-name="Definition"><text:span text:style-name="T23">GEBRUIKER</text:span></text:span><text:span text:style-name="T278"><text:tab/><text:tab/></text:span><text:span text:style-name="T299"> <text:tab/><text:tab/></text:span><text:span text:style-name="T279"><draw:control text:anchor-type="as-char" svg:y="-0.4cm" draw:z-index="5" draw:name="Gebruiker" draw:style-name="gr2" draw:text-style-name="P97" svg:width="6.4cm" svg:height="0.6cm" draw:control="control6"><svg:title>Gebruiker</svg:title><svg:desc>Volledige naam, bijv. Jan Stek</svg:desc></draw:control></text:span><text:span text:style-name="T279"><text:tab/></text:span><text:span text:style-name="T280">[</text:span><text:span text:style-name="T273">volledige naam, bijv. </text:span><text:span text:style-name="T274">J</text:span><text:span text:style-name="T297">a</text:span><text:span text:style-name="T274">n </text:span><text:span text:style-name="T297">Jansen</text:span><text:span text:style-name="T298">]</text:span></text:p>
      <text:p text:style-name="P64"><text:span text:style-name="Definition"><text:span text:style-name="T272">g</text:span></text:span><text:span text:style-name="Definition">ebruikersnaam</text:span><text:span text:style-name="Definition"><text:span text:style-name="T317"><text:tab/></text:span></text:span><text:span text:style-name="T271"><draw:control text:anchor-type="as-char" svg:y="-0.4cm" draw:z-index="14" draw:name="Gberuikersnaam 2" draw:style-name="gr2" draw:text-style-name="P97" svg:width="6.4cm" svg:height="0.6cm" draw:control="control15"><svg:title>Gebruikersnaam</svg:title><svg:desc>Korte naam, bijv. jan</svg:desc></draw:control></text:span><text:span text:style-name="T271"><text:tab/></text:span><text:span text:style-name="T7">[</text:span><text:span text:style-name="T6">korte naam, bijv. </text:span><text:span text:style-name="T200">j</text:span><text:span text:style-name="T201">a</text:span><text:span text:style-name="T200">n</text:span><text:span text:style-name="T202">]</text:span></text:p>
      <text:p text:style-name="P4"><text:span text:style-name="Definition">COMPUTERNAAM</text:span><text:span text:style-name="T281"><text:tab/><text:tab/></text:span><draw:control text:anchor-type="as-char" svg:y="-0.4cm" draw:z-index="6" draw:name="Computernaam" draw:style-name="gr2" draw:text-style-name="P97" svg:width="6.4cm" svg:height="0.6cm" draw:control="control7"><svg:title>Computernaam</svg:title><svg:desc>Unieke naam van de computer</svg:desc></draw:control><text:tab/><text:span text:style-name="T286">[</text:span><text:span text:style-name="T282">naam van de compute</text:span><text:span text:style-name="T283">r, </text:span><text:span text:style-name="T284">bijv. </text:span><text:span text:style-name="T285">pc02</text:span><text:span text:style-name="T286">]</text:span></text:p>
      <text:p text:style-name="P2"><text:span text:style-name="Definition"><text:span text:style-name="T288">GEBRUIKER</text:span></text:span><text:span text:style-name="Definition"><text:span text:style-name="T292"><text:tab/></text:span></text:span><text:span text:style-name="T287"><text:tab/></text:span><text:span text:style-name="T299"> <text:tab/><text:tab/></text:span><text:span text:style-name="T279"><draw:control text:anchor-type="as-char" svg:y="-0.4cm" draw:z-index="11" draw:name="Gebruiker 1" draw:style-name="gr2" draw:text-style-name="P97" svg:width="6.4cm" svg:height="0.6cm" draw:control="control12"><svg:title>Gebruiker</svg:title><svg:desc>Volledige naam, bijv. Jan Stek</svg:desc></draw:control></text:span><text:span text:style-name="T279"><text:tab/></text:span><text:span text:style-name="T280">[</text:span><text:span text:style-name="T273">volledige naam </text:span><text:span text:style-name="T275">evt. </text:span><text:span text:style-name="T277">extra</text:span><text:span text:style-name="T275"> gebruiker</text:span><text:span text:style-name="T276">]</text:span></text:p>
      <text:p text:style-name="P60"><text:span text:style-name="Definition"><text:span text:style-name="T288">GEBRUIKERSN</text:span></text:span><text:span text:style-name="Definition"><text:span text:style-name="T289">aa</text:span></text:span><text:span text:style-name="Definition"><text:span text:style-name="T288">M</text:span></text:span><text:span text:style-name="Definition"><text:span text:style-name="T292"><text:tab/></text:span></text:span><text:span text:style-name="T271"><draw:control text:anchor-type="as-char" svg:y="-0.4cm" draw:z-index="12" draw:name="Gberuikersnaam 1" draw:style-name="gr2" draw:text-style-name="P97" svg:width="6.4cm" svg:height="0.6cm" draw:control="control13"><svg:title>Gebruikersnaam</svg:title><svg:desc>Korte naam, bijv. jan</svg:desc></draw:control></text:span><text:span text:style-name="T271"><text:tab/></text:span><text:span text:style-name="T291">[</text:span><text:span text:style-name="T290">korte naam</text:span><text:span text:style-name="T293"> </text:span><text:span text:style-name="T294">evt. </text:span><text:span text:style-name="T296">extra</text:span><text:span text:style-name="T294"> gebruiker</text:span><text:span text:style-name="T295">]</text:span></text:p>
      <text:p text:style-name="P5"><text:span text:style-name="T203">Vervang </text:span><text:span text:style-name="T210">de</text:span><text:span text:style-name="T203"> </text:span><text:span text:style-name="Definition"><text:span text:style-name="T24">ONDERSTREEPTE</text:span></text:span><text:span text:style-name="T203"> </text:span><text:span text:style-name="T204">woorden </text:span><text:span text:style-name="T203">in deze checklist door </text:span><text:span text:style-name="T210">d</text:span><text:span text:style-name="T211">i</text:span><text:span text:style-name="T210">e </text:span><text:span text:style-name="T209">in </text:span><text:span text:style-name="T211">het</text:span><text:span text:style-name="Strong_20_Emphasis"><text:span text:style-name="T64"> </text:span></text:span><text:span text:style-name="Strong_20_Emphasis"><text:span text:style-name="T85">tekstvak</text:span></text:span><text:span text:style-name="T203">.</text:span></text:p>
      <text:p text:style-name="P45"/>
      <text:p text:style-name="P45"/>
      <text:p text:style-name="P3"><text:span text:style-name="T215">Nog niet op Linux?</text:span><text:span text:style-name="T205"><text:tab/></text:span><text:span text:style-name="T212"><text:tab/></text:span><text:span text:style-name="T213">G</text:span><text:span text:style-name="T206">ebruik </text:span><text:span text:style-name="Strong_20_Emphasis"><text:span text:style-name="T216">Checklist </text:span></text:span><text:span text:style-name="Strong_20_Emphasis"><text:span text:style-name="T217">overzetten</text:span></text:span><text:span text:style-name="T20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7"> onder </text:span><text:span text:style-name="T214">Linux</text:span><text:span text:style-name="T208">.</text:span></text:p>
      <text:p text:style-name="P42"><text:span text:style-name="T177">Nieuwe installatie?</text:span><text:span text:style-name="T172"><text:tab/></text:span><text:span text:style-name="T174"></text:span><text:span text:style-name="T176"><text:tab/></text:span><text:span text:style-name="T175">B</text:span><text:span text:style-name="T172">egin bij hoofdstuk </text:span><text:span text:style-name="T177"><text:bookmark-ref text:reference-format="page" text:ref-name="__RefNumPara__4009_1271708128">2</text:bookmark-ref></text:span><text:span text:style-name="T172"><text:s text:c="2"/></text:span><text:span text:style-name="T178"><text:bookmark-ref text:reference-format="text" text:ref-name="__RefNumPara__4009_1271708128">Installatie uitvoeren</text:bookmark-ref></text:span><text:span text:style-name="T173">.</text:span></text:p>
      <text:p text:style-name="P25"/>
      <text:p text:style-name="P25"/>
      <text:list xml:id="list3818123686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3"><draw:control text:anchor-type="as-char" draw:z-index="9" draw:name="Vorm3_0" draw:style-name="gr1" draw:text-style-name="P9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3"><draw:control text:anchor-type="as-char" draw:z-index="16" draw:name="Vorm3_ 2" draw:style-name="gr1" draw:text-style-name="P96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29">E</text:span></text:span><text:span text:style-name="User_20_Entry"><text:span text:style-name="T155">v</text:span></text:span><text:span text:style-name="User_20_Entry"><text:span text:style-name="T156">en</text:span></text:span><text:span text:style-name="User_20_Entry"><text:span text:style-name="T158">t</text:span></text:span><text:span text:style-name="User_20_Entry"><text:span text:style-name="T159">uele </text:span></text:span><text:span text:style-name="User_20_Entry"><text:span text:style-name="T160">extra </text:span></text:span><text:span text:style-name="Definition"><text:span text:style-name="T311">gebruiker</text:span></text:span><text:span text:style-name="User_20_Entry"><text:span text:style-name="T149">s</text:span></text:span><text:span text:style-name="User_20_Entry"><text:span text:style-name="T160"> aanmelden </text:span></text:span><text:span text:style-name="User_20_Entry"><text:span text:style-name="T161">en dezelfde stappen uitvoeren</text:span></text:span><text:span text:style-name="User_20_Entry"><text:span text:style-name="T157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95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2">Pakket kz bevat scripts om Debian en op Debian gebaseerde systemen zoals Ubuntu soepel en bruikbaar te installeren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4" office:value-type="string">
            <text:p text:style-name="P65"><text:span text:style-name="Strong_20_Emphasis"><text:span text:style-name="T87">D</text:span></text:span><text:span text:style-name="Strong_20_Emphasis"><text:span text:style-name="T64">ruk op de </text:span></text:span><text:span text:style-name="Strong_20_Emphasis"><text:span text:style-name="T61">Super</text:span></text:span><text:span text:style-name="Strong_20_Emphasis"><text:span text:style-name="T64">-toets</text:span></text:span><text:span text:style-name="Strong_20_Emphasis"><text:span text:style-name="T43"><text:note text:id="ftn4" text:note-class="footnote"><text:note-citation>4</text:note-citation><text:note-body><text:p text:style-name="P63"><text:span text:style-name="T171">D</text:span>e <text:span text:style-name="T305">Super</text:span>-toets <text:span text:style-name="T241">is de Windows-toets, Command-toets </text:span><text:span text:style-name="T242">(Apple)</text:span><text:span text:style-name="T241">, of Vergrootglas-toets </text:span><text:span text:style-name="T242">(Chromebook)</text:span><text:span text:style-name="T241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3"> de</text:span></text:span><text:span text:style-name="Strong_20_Emphasis"><text:span text:style-name="T54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6" office:value-type="string">
            <text:p text:style-name="P67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7" office:value-type="string">
            <text:p text:style-name="P67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17" draw:name="Vorm 7" draw:style-name="gr1" draw:text-style-name="P96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5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1" office:value-type="string">
            <text:p text:style-name="P66"><text:span text:style-name="Strong_20_Emphasis"><text:span text:style-name="T87">D</text:span></text:span><text:span text:style-name="Strong_20_Emphasis"><text:span text:style-name="T59">ruk </text:span></text:span><text:span text:style-name="Strong_20_Emphasis"><text:span text:style-name="T60">op de </text:span></text:span><text:span text:style-name="Strong_20_Emphasis"><text:span text:style-name="T61">Super</text:span></text:span><text:span text:style-name="Strong_20_Emphasis"><text:span text:style-name="T60">-toets</text:span></text:span><text:span text:style-name="Strong_20_Emphasis"><text:span text:style-name="T58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00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</text:span></text:span><text:span text:style-name="Strong_20_Emphasis"><text:span text:style-name="T96">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0"/></text:span></text:p>
          </table:table-cell>
          <table:table-cell table:style-name="_31_._5f_Installatie_5f_voorbereiden.D12" office:value-type="string">
            <text:p text:style-name="P85"><text:span text:style-name="Strong_20_Emphasis"><text:span text:style-name="T91">Selecteer</text:span></text:span><text:span text:style-name="Strong_20_Emphasis"><text:span text:style-name="T57"> </text:span></text:span><text:span text:style-name="Strong_20_Emphasis"><text:span text:style-name="T113">1</text:span></text:span><text:span text:style-name="Strong_20_Emphasis"><text:span text:style-name="T114"> <text:s/></text:span></text:span><text:span text:style-name="Strong_20_Emphasis"><text:span text:style-name="T115">In</text:span></text:span><text:span text:style-name="Strong_20_Emphasis"><text:span text:style-name="T108">stallatie voorbereiden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8"/>
      <text:list xml:id="list82417249626751" text:continue-numbering="true" text:style-name="L1">
        <text:list-item>
          <text:p text:style-name="P93"><text:bookmark-start text:name="__RefNumPara__4009_1271708128"/><text:span text:style-name="Strong_20_Emphasis"><text:span text:style-name="T218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B1" office:value-type="string">
            <text:p text:style-name="P68"><text:span text:style-name="Strong_20_Emphasis"><text:span text:style-name="T95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221">Start de computer op vanaf</text:span><text:span text:style-name="T221"><text:note text:id="ftn5" text:note-class="footnote"><text:note-citation>1</text:note-citation><text:note-body><text:p text:style-name="P87"><text:span text:style-name="T165">B</text:span><text:span text:style-name="T166">ootmenu/</text:span><text:span text:style-name="T165">S</text:span><text:span text:style-name="T166">etup</text:span><text:span text:style-name="T164"> via </text:span><text:span text:style-name="T162">é</text:span><text:span text:style-name="T163">é</text:span><text:span text:style-name="T165">n van de </text:span><text:span text:style-name="Definition"><text:span text:style-name="T167">Veelgebruikte toetsen: </text:span></text:span><text:span text:style-name="Definition"><text:span text:style-name="T316">E</text:span></text:span><text:span text:style-name="Definition"><text:span text:style-name="T307">sc</text:span></text:span><text:span text:style-name="Definition"><text:span text:style-name="T167">, </text:span></text:span><text:span text:style-name="Definition"><text:span text:style-name="T308">D</text:span></text:span><text:span text:style-name="Definition"><text:span text:style-name="T307">elete</text:span></text:span><text:span text:style-name="Definition"><text:span text:style-name="T167">, </text:span></text:span><text:span text:style-name="Definition"><text:span text:style-name="T308">F</text:span></text:span><text:span text:style-name="Definition"><text:span text:style-name="T307">1</text:span></text:span><text:span text:style-name="Definition"><text:span text:style-name="T167">, </text:span></text:span><text:span text:style-name="Definition"><text:span text:style-name="T307">F2</text:span></text:span><text:span text:style-name="Definition"><text:span text:style-name="T167">, </text:span></text:span><text:span text:style-name="Definition"><text:span text:style-name="T308">F9, </text:span></text:span><text:span text:style-name="Definition"><text:span text:style-name="T309">F10, F11, </text:span></text:span><text:span text:style-name="Definition"><text:span text:style-name="T310">of</text:span></text:span><text:span text:style-name="Definition"><text:span text:style-name="T309"> </text:span></text:span><text:span text:style-name="Definition"><text:span text:style-name="T308">F12</text:span></text:span><text:span text:style-name="T164">.</text:span></text:p></text:note-body></text:note></text:span><text:span text:style-name="T221"> </text:span><text:span text:style-name="T225">een </text:span><text:span text:style-name="Strong_20_Emphasis"><text:span text:style-name="T198"><text:user-field-get text:name="Distro">Ubuntu</text:user-field-get></text:span></text:span><text:span text:style-name="T220"><text:s/></text:span><text:span text:style-name="T199"><text:user-field-get text:name="Version">22.04 LTS</text:user-field-get></text:span><text:span text:style-name="T123"><text:s/></text:span><text:span text:style-name="Strong_20_Emphasis"><text:span text:style-name="T121"><text:user-field-get text:name="Edition">Desktop</text:user-field-get></text:span></text:span><text:span text:style-name="Strong_20_Emphasis"><text:span text:style-name="T121"><text:s/></text:span></text:span><text:span text:style-name="Strong_20_Emphasis"><text:span text:style-name="T122">L</text:span></text:span><text:span text:style-name="T123">ive</text:span><text:span text:style-name="T123"><text:note text:id="ftn6" text:note-class="footnote"><text:note-citation>2</text:note-citation><text:note-body><text:p text:style-name="P83"><text:span text:style-name="T301">Vanaf ee</text:span>n <text:span text:style-name="T315">L</text:span>ive <text:span text:style-name="T314">USB</text:span><text:span text:style-name="T304">-stick</text:span><text:span text:style-name="T20"> o</text:span><text:span text:style-name="T21">f</text:span><text:span text:style-name="T20"> DVD</text:span><text:span text:style-name="T21"> </text:span>kunt <text:span text:style-name="T301">u opstarten en</text:span> <text:span text:style-name="T16">met </text:span><text:span text:style-name="Strong_20_Emphasis"><text:span text:style-name="T245"><text:user-field-get text:name="Distro">Ubuntu</text:user-field-get></text:span></text:span><text:span text:style-name="Strong_20_Emphasis"><text:span text:style-name="T245"><text:s/></text:span></text:span>werken zonder enige bestanden op de harde schijf te wijzigen en maakt ook installatie van <text:span text:style-name="Strong_20_Emphasis"><text:span text:style-name="T245"><text:user-field-get text:name="Distro">Ubuntu</text:user-field-get></text:span></text:span><text:span text:style-name="Strong_20_Emphasis"><text:span text:style-name="T245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7" text:note-class="footnote"><text:note-citation>3</text:note-citation><text:note-body><text:p text:style-name="P90"><text:span text:style-name="Strong_20_Emphasis"><text:span text:style-name="T147">Maak een opstartbare USB-stick</text:span></text:span><text:span text:style-name="Strong_20_Emphasis"><text:span text:style-name="T144">:<text:line-break/></text:span></text:span><text:span text:style-name="Strong_20_Emphasis"><text:span text:style-name="T131">Download </text:span></text:span><text:span text:style-name="Strong_20_Emphasis"><text:span text:style-name="T132">een </text:span></text:span><text:span text:style-name="Strong_20_Emphasis"><text:span text:style-name="T133">cd</text:span></text:span><text:span text:style-name="Strong_20_Emphasis"><text:span text:style-name="T145">-beeldbestand</text:span></text:span><text:span text:style-name="Strong_20_Emphasis"><text:span text:style-name="T134"> </text:span></text:span><text:span text:style-name="Strong_20_Emphasis"><text:span text:style-name="T135">(.iso) </text:span></text:span><text:span text:style-name="Strong_20_Emphasis"><text:span text:style-name="T134">vanaf </text:span></text:span><text:a xlink:type="simple" xlink:href="https://nl.releases.ubuntu.com/" text:style-name="Internet_20_link" text:visited-style-name="Visited_20_Internet_20_Link"><text:span text:style-name="Strong_20_Emphasis"><text:span text:style-name="T302">nl.releases.ubuntu.com</text:span></text:span></text:a><text:span text:style-name="Strong_20_Emphasis"><text:span text:style-name="T134">, </text:span></text:span><text:span text:style-name="Strong_20_Emphasis"><text:span text:style-name="T136">klik op</text:span></text:span><text:span text:style-name="Strong_20_Emphasis"><text:span text:style-name="T137"> </text:span></text:span><text:span text:style-name="Strong_20_Emphasis"><text:span text:style-name="T151"><text:user-field-get text:name="Distro">Ubuntu</text:user-field-get></text:span></text:span><text:span text:style-name="Strong_20_Emphasis"><text:span text:style-name="T151"><text:s/></text:span></text:span><text:span text:style-name="Strong_20_Emphasis"><text:span text:style-name="T151"><text:user-field-get text:name="Version">22.04 LTS</text:user-field-get></text:span></text:span><text:span text:style-name="Strong_20_Emphasis"><text:span text:style-name="T151"><text:s/>(Jammy Jellyfish)</text:span></text:span><text:span text:style-name="Strong_20_Emphasis"><text:span text:style-name="T137">, </text:span></text:span><text:span text:style-name="Strong_20_Emphasis"><text:span text:style-name="T138">en </text:span></text:span><text:span text:style-name="Strong_20_Emphasis"><text:span text:style-name="T136">klik </text:span></text:span><text:span text:style-name="Strong_20_Emphasis"><text:span text:style-name="T138">vervolgens </text:span></text:span><text:span text:style-name="Strong_20_Emphasis"><text:span text:style-name="T139">achter</text:span></text:span><text:span text:style-name="Strong_20_Emphasis"><text:span text:style-name="T138"> </text:span></text:span><text:span text:style-name="Strong_20_Emphasis"><text:span text:style-name="T153">Desktop</text:span></text:span><text:span text:style-name="Strong_20_Emphasis"><text:span text:style-name="T152"> image</text:span></text:span><text:span text:style-name="Strong_20_Emphasis"><text:span text:style-name="T138"> </text:span></text:span><text:span text:style-name="Strong_20_Emphasis"><text:span text:style-name="T139">op </text:span></text:span><text:span text:style-name="Strong_20_Emphasis"><text:span text:style-name="T150">64-bit PC (AMD64) desktop image</text:span></text:span><text:span text:style-name="Strong_20_Emphasis"><text:span text:style-name="T148">.</text:span></text:span><text:span text:style-name="Strong_20_Emphasis"><text:span text:style-name="T141"><text:line-break/>De volgende stappen staan beschreven in </text:span></text:span><text:span text:style-name="Strong_20_Emphasis"><text:span text:style-name="T154">Linux informatie</text:span></text:span><text:span text:style-name="Strong_20_Emphasis"><text:span text:style-name="T141">, te vinden op </text:span></text:span><text:a xlink:type="simple" xlink:href="https://karelzimmer.nl/" text:style-name="Internet_20_link" text:visited-style-name="Visited_20_Internet_20_Link"><text:span text:style-name="Strong_20_Emphasis"><text:span text:style-name="T303">karelzimmer.nl</text:span></text:span></text:a><text:span text:style-name="Strong_20_Emphasis"><text:span text:style-name="T141">, onder </text:span></text:span><text:span text:style-name="Strong_20_Emphasis"><text:span text:style-name="T154">Linux</text:span></text:span><text:span text:style-name="Strong_20_Emphasis"><text:span text:style-name="T141">.</text:span></text:span></text:p></text:note-body></text:note></text:span><text:span text:style-name="T124"> o</text:span><text:span text:style-name="T127">f</text:span><text:span text:style-name="T124"> DVD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1">Selecteer</text:span></text:span><text:span text:style-name="Strong_20_Emphasis"><text:span text:style-name="T47"> </text:span></text:span><text:span text:style-name="Strong_20_Emphasis"><text:span text:style-name="T107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128"><draw:control text:anchor-type="as-char" draw:z-index="15" draw:name="Vorm 6" draw:style-name="gr1" draw:text-style-name="P9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22">Kies</text:span><text:span text:style-name="T223"> </text:span><text:span text:style-name="T226">Nederlands</text:span><text:span text:style-name="T223"> en klik</text:span><text:span text:style-name="T224"> </text:span><text:span text:style-name="T223">op</text:span><text:span text:style-name="T222"> </text:span><text:span text:style-name="T219">Ubuntu installeren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><text:span text:style-name="Strong_20_Emphasis"><text:span text:style-name="T50"><draw:control text:anchor-type="as-char" draw:z-index="13" draw:name="Vorm 1" draw:style-name="gr1" draw:text-style-name="P9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63">Bij</text:span><text:span text:style-name="T256"> </text:span><text:span text:style-name="Strong_20_Emphasis"><text:span text:style-name="T256">Wie bent u?</text:span></text:span><text:span text:style-name="T256">: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9" office:value-type="string">
            <text:p text:style-name="P14"><text:span text:style-name="T262">V</text:span><text:span text:style-name="T257">ul </text:span><text:span text:style-name="T258">in </text:span><text:span text:style-name="Strong_20_Emphasis"><text:span text:style-name="T259">Uw n</text:span></text:span><text:span text:style-name="Strong_20_Emphasis"><text:span text:style-name="T260">aam</text:span></text:span><text:span text:style-name="Strong_20_Emphasis"><text:span text:style-name="T249"> </text:span></text:span><text:span text:style-name="Definition"><text:span text:style-name="T4">gebruiker</text:span></text:span><text:span text:style-name="Strong_20_Emphasis"><text:span text:style-name="T250">, <text:line-break/></text:span></text:span><text:span text:style-name="Strong_20_Emphasis"><text:span text:style-name="T260">Naam </text:span></text:span><text:span text:style-name="Strong_20_Emphasis"><text:span text:style-name="T259">van uw </text:span></text:span><text:span text:style-name="Strong_20_Emphasis"><text:span text:style-name="T261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49">,<text:line-break/></text:span></text:span><text:span text:style-name="Strong_20_Emphasis"><text:span text:style-name="T259">Kies een g</text:span></text:span><text:span text:style-name="Strong_20_Emphasis"><text:span text:style-name="T261">ebruikersnaam</text:span></text:span><text:span text:style-name="Strong_20_Emphasis"><text:span text:style-name="T249"> </text:span></text:span><text:span text:style-name="Definition"><text:span text:style-name="T4">gebruikersnaam</text:span></text:span><text:span text:style-name="Strong_20_Emphasis"><text:span text:style-name="T249">, </text:span></text:span><text:span text:style-name="Strong_20_Emphasis"><text:span text:style-name="T252">en</text:span></text:span><text:span text:style-name="Strong_20_Emphasis"><text:span text:style-name="T249"><text:line-break/></text:span></text:span><text:span text:style-name="Strong_20_Emphasis"><text:span text:style-name="T251">g</text:span></text:span><text:span text:style-name="Strong_20_Emphasis"><text:span text:style-name="T248">eef tweemaal een </text:span></text:span><text:span text:style-name="Strong_20_Emphasis"><text:span text:style-name="T255">wachtwoord</text:span></text:span><text:span text:style-name="Strong_20_Emphasis"><text:span text:style-name="T248">.</text:span></text:span></text:p>
          </table:table-cell>
        </table:table-row>
      </table:table>
      <text:p text:style-name="P46"><text:span text:style-name="Strong_20_Emphasis"><text:span text:style-name="T97"/></text:span></text:p>
      <text:list xml:id="list82416348234082" text:continue-numbering="true" text:style-name="L1">
        <text:list-item>
          <text:p text:style-name="P92"><text:span text:style-name="Strong_20_Emphasis"><text:span text:style-name="T109">Installatie </text:span></text:span><text:span text:style-name="Strong_20_Emphasis"><text:span text:style-name="T110">afronden</text:span></text:span></text:p>
        </text:list-item>
      </text:list>
      <text:p text:style-name="P47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5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7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7"><text:span text:style-name="Strong_20_Emphasis"><text:span text:style-name="T98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4"><draw:control text:anchor-type="as-char" draw:z-index="20" draw:name="Vorm13_1" draw:style-name="gr1" draw:text-style-name="P9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95"><draw:control text:anchor-type="as-char" draw:z-index="7" draw:name="Vorm4_1" draw:style-name="gr1" draw:text-style-name="P9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4">pakket kz</text:span></text:span><text:span text:style-name="Strong_20_Emphasis"><text:span text:style-name="T84"><text:note text:id="ftn8" text:note-class="footnote"><text:note-citation>1</text:note-citation><text:note-body><text:p text:style-name="P88">Pakket kz bevat scripts om Debian en op Debian gebaseerde systemen zoals Ubuntu soepel en bruikbaar te installeren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6" office:value-type="string">
            <text:p text:style-name="P79"><text:span text:style-name="Strong_20_Emphasis"><text:span text:style-name="T88">D</text:span></text:span><text:span text:style-name="Strong_20_Emphasis"><text:span text:style-name="T71">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64"><text:note text:id="ftn9" text:note-class="footnote"><text:note-citation>2</text:note-citation><text:note-body><text:p text:style-name="P43"><text:span text:style-name="T185">De </text:span><text:span text:style-name="T186">Super</text:span><text:span text:style-name="T185">-toets is de Windows-toets, Command-toets </text:span><text:span text:style-name="T187">(Apple)</text:span><text:span text:style-name="T185">, of Vergrootglas-toets </text:span><text:span text:style-name="T187">(Chromebook)</text:span><text:span text:style-name="T185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80"><text:span text:style-name="T5">Typ</text:span><text:span text:style-name="Strong_20_Emphasis"><text:span text:style-name="T53"> de</text:span></text:span><text:span text:style-name="Strong_20_Emphasis"><text:span text:style-name="T73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8" office:value-type="string">
            <text:p text:style-name="P81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9" office:value-type="string">
            <text:p text:style-name="P81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5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3" office:value-type="string">
            <text:p text:style-name="P84"><text:span text:style-name="Strong_20_Emphasis"><text:span text:style-name="T88">D</text:span></text:span><text:span text:style-name="Strong_20_Emphasis"><text:span text:style-name="T77">ruk</text:span></text:span><text:span text:style-name="Strong_20_Emphasis"><text:span text:style-name="T76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44">2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0"/></text:span></text:p>
          </table:table-cell>
          <table:table-cell table:style-name="_33_._5f_Installatie_5f_afronden.C14" office:value-type="string">
            <text:p text:style-name="P86"><text:span text:style-name="Strong_20_Emphasis"><text:span text:style-name="T91">Selecteer</text:span></text:span><text:span text:style-name="Strong_20_Emphasis"><text:span text:style-name="T67"> </text:span></text:span><text:span text:style-name="Strong_20_Emphasis"><text:span text:style-name="T116">3 </text:span></text:span><text:span text:style-name="Strong_20_Emphasis"><text:span text:style-name="T99"><text:s/></text:span></text:span><text:span text:style-name="Strong_20_Emphasis"><text:span text:style-name="T117">Installatie</text:span></text:span><text:span text:style-name="Strong_20_Emphasis"><text:span text:style-name="T118"> </text:span></text:span><text:span text:style-name="Strong_20_Emphasis"><text:span text:style-name="T119">afronden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47"><text:span text:style-name="Strong_20_Emphasis"><text:span text:style-name="T46"><text:tab/></text:span></text:span></text:p>
      <text:p text:style-name="P48"><text:span text:style-name="Strong_20_Emphasis"><text:span text:style-name="T68"/></text:span></text:p>
      <text:p text:style-name="P49"><text:span text:style-name="Strong_20_Emphasis"><text:span text:style-name="T57"/></text:span></text:p>
      <text:list xml:id="list82416918781398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><text:span text:style-name="Strong_20_Emphasis"><text:span text:style-name="T95"><draw:control text:anchor-type="as-char" draw:z-index="8" draw:name="Vorm40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75"><text:span text:style-name="Strong_20_Emphasis"><text:span text:style-name="T95"><draw:control text:anchor-type="as-char" draw:z-index="18" draw:name="Vorm40_ 1" draw:style-name="gr1" draw:text-style-name="P96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78"><text:note text:id="ftn10" text:note-class="footnote"><text:note-citation>1</text:note-citation><text:note-body><text:p text:style-name="P59"><text:span text:style-name="User_20_Entry"><text:span text:style-name="T168">E</text:span></text:span><text:span text:style-name="User_20_Entry"><text:span text:style-name="T170">ventuele extra </text:span></text:span><text:span text:style-name="Definition"><text:span text:style-name="T312">gebruiker</text:span></text:span><text:span text:style-name="User_20_Entry"><text:span text:style-name="T169">s</text:span></text:span><text:span text:style-name="User_20_Entry"><text:span text:style-name="T170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4"><draw:control text:anchor-type="as-char" draw:z-index="21" draw:name="Vorm13_ 1" draw:style-name="gr1" draw:text-style-name="P96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><text:span text:style-name="Strong_20_Emphasis"><text:span text:style-name="T95"><draw:control text:anchor-type="as-char" draw:z-index="10" draw:name="Vorm40_2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76"><text:span text:style-name="Strong_20_Emphasis"><text:span text:style-name="T95"><draw:control text:anchor-type="as-char" draw:z-index="19" draw:name="Vorm40_ 2" draw:style-name="gr1" draw:text-style-name="P96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79">R</text:span></text:span><text:span text:style-name="Strong_20_Emphasis"><text:span text:style-name="T80">icht </text:span></text:span><text:span text:style-name="Strong_20_Emphasis"><text:span text:style-name="T81">de </text:span></text:span><text:span text:style-name="Strong_20_Emphasis"><text:span text:style-name="T90">gebruiker</text:span></text:span><text:span text:style-name="Strong_20_Emphasis"><text:span text:style-name="T80"> </text:span></text:span><text:span text:style-name="Strong_20_Emphasis"><text:span text:style-name="T82">in: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6" office:value-type="string">
            <text:p text:style-name="P19"><text:span text:style-name="Strong_20_Emphasis"><text:span text:style-name="T89">D</text:span></text:span><text:span text:style-name="Strong_20_Emphasis"><text:span text:style-name="T77">ruk</text:span></text:span><text:span text:style-name="Strong_20_Emphasis"><text:span text:style-name="T76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43"><text:note text:id="ftn11" text:note-class="footnote"><text:note-citation>2</text:note-citation><text:note-body><text:p text:style-name="P44"><text:span text:style-name="T185">De </text:span><text:span text:style-name="T186">Super</text:span><text:span text:style-name="T185">-toets is de Windows-toets, Command-toets </text:span><text:span text:style-name="T187">(Apple)</text:span><text:span text:style-name="T185">, of Vergrootglas-toets </text:span><text:span text:style-name="T187">(Chromebook)</text:span><text:span text:style-name="T185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1">Selecteer</text:span></text:span><text:span text:style-name="Strong_20_Emphasis"><text:span text:style-name="T67"> </text:span></text:span><text:span text:style-name="Strong_20_Emphasis"><text:span text:style-name="T116">4 <text:s/></text:span></text:span><text:span text:style-name="Strong_20_Emphasis"><text:span text:style-name="T103">Gebruiker inrichten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16"><text:span text:style-name="Strong_20_Emphasis"><text:span text:style-name="T83"/></text:span></text:p>
      <text:p text:style-name="P41"/>
      <text:p text:style-name="P30"><text:span text:style-name="T179">E</text:span><text:span text:style-name="T180">inde c</text:span><text:span text:style-name="T181">hecklist, </text:span><text:span text:style-name="T182">d</text:span><text:span text:style-name="T181">e installatie van </text:span><text:span text:style-name="Strong_20_Emphasis"><text:span text:style-name="T196"><text:user-field-get text:name="Distro">Ubuntu</text:user-field-get></text:span></text:span><text:span text:style-name="T183"><text:s/></text:span><text:span text:style-name="T184"><text:user-field-get text:name="Version">22.04 LTS</text:user-field-get></text:span><text:span text:style-name="Strong_20_Emphasis"><text:span text:style-name="T197"><text:s/></text:span></text:span><text:span text:style-name="Strong_20_Emphasis"><text:span text:style-name="T120"><text:user-field-get text:name="Edition">Desktop</text:user-field-get></text:span></text:span><text:span text:style-name="Strong_20_Emphasis"><text:span text:style-name="T120"><text:s/></text:span></text:span><text:span text:style-name="T181">is voltooid.</text:span></text:p>
      <text:p text:style-name="P11"/>
      <text:p text:style-name="P6"><text:span text:style-name="Emphasis"><text:span text:style-name="T267">Geschreven </text:span></text:span><text:span text:style-name="Emphasis"><text:span text:style-name="T265">d</text:span></text:span><text:span text:style-name="Emphasis"><text:span text:style-name="T26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8">Karel Zimmer</text:span></text:span></text:a><text:span text:style-name="Emphasis"><text:span text:style-name="T26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9">CC0 1.0 Universeel</text:span></text:span></text:a><text:span text:style-name="Emphasis"><text:span text:style-name="T267">,</text:span></text:span><text:span text:style-name="Emphasis"><text:span text:style-name="T264"> </text:span></text:span><text:span text:style-name="Strong_20_Emphasis"><text:span text:style-name="T57"><text:user-field-get style:data-style-name="N0" text:name="Releaseyear">2022</text:user-field-get></text:span></text:span><text:span text:style-name="Emphasis"><text:span text:style-name="T266">-</text:span></text:span><text:span text:style-name="Emphasis"><text:span text:style-name="T266"><text:date style:data-style-name="N10107" text:date-value="2023-10-09T08:24:16.006317702">2023</text:date></text:span></text:span><text:span text:style-name="Emphasis"><text:span text:style-name="T26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0-09T08:24:15.693501303">09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9T08:24:15.526761338</dc:date>
    <meta:keyword>Installatie</meta:keyword>
    <meta:keyword>Checklist</meta:keyword>
    <meta:keyword>Linux</meta:keyword>
    <meta:editing-cycles>6774</meta:editing-cycles>
    <meta:editing-duration>P12DT53M56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2" meta:word-count="542" meta:character-count="3786" meta:non-whitespace-character-count="3290"/>
    <meta:user-defined meta:name="Info 1"/>
    <meta:user-defined meta:name="Info 2"/>
    <meta:user-defined meta:name="Info 3"/>
    <meta:user-defined meta:name="Info 4"/>
  </office:meta>
</office:document-meta>
</file>